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297cm" fo:margin-left="0.034cm" table:align="left"/>
    </style:style>
    <style:style style:name="Table1.A" style:family="table-column">
      <style:table-column-properties style:column-width="5.639cm"/>
    </style:style>
    <style:style style:name="Table1.B" style:family="table-column">
      <style:table-column-properties style:column-width="5.655cm"/>
    </style:style>
    <style:style style:name="Table1.C" style:family="table-column">
      <style:table-column-properties style:column-width="6.00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4d93" officeooo:paragraph-rsid="00164d93"/>
    </style:style>
    <style:style style:name="P2" style:family="paragraph" style:parent-style-name="Standard">
      <style:text-properties officeooo:rsid="001929c4" officeooo:paragraph-rsid="001929c4"/>
    </style:style>
    <style:style style:name="P3" style:family="paragraph" style:parent-style-name="Standard" style:list-style-name="L2">
      <style:text-properties officeooo:rsid="00194b9c" officeooo:paragraph-rsid="00194b9c"/>
    </style:style>
    <style:style style:name="P4" style:family="paragraph" style:parent-style-name="Standard">
      <style:text-properties fo:font-weight="normal" officeooo:rsid="00194b9c" officeooo:paragraph-rsid="00194b9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italic" fo:font-weight="normal" officeooo:rsid="001b30c1" officeooo:paragraph-rsid="001b30c1" style:font-style-asian="italic" style:font-weight-asian="normal" style:font-style-complex="italic" style:font-weight-complex="normal"/>
    </style:style>
    <style:style style:name="P6" style:family="paragraph" style:parent-style-name="Standard" style:list-style-name="L5">
      <style:paragraph-properties fo:text-align="start" style:justify-single-word="false"/>
      <style:text-properties fo:font-style="italic" fo:font-weight="normal" officeooo:rsid="001b30c1" officeooo:paragraph-rsid="001b30c1" style:font-style-asian="italic" style:font-weight-asian="normal" style:font-style-complex="italic" style:font-weight-complex="normal"/>
    </style:style>
    <style:style style:name="P7" style:family="paragraph" style:parent-style-name="Standard" style:list-style-name="L5">
      <style:paragraph-properties fo:text-align="start" style:justify-single-word="false"/>
      <style:text-properties fo:font-size="13pt" fo:font-style="italic" fo:font-weight="normal" officeooo:rsid="001b30c1" officeooo:paragraph-rsid="001b30c1" style:font-size-asian="13pt" style:font-style-asian="italic" style:font-weight-asian="normal" style:font-size-complex="13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style="italic" fo:font-weight="normal" officeooo:rsid="001b30c1" officeooo:paragraph-rsid="001b30c1" style:font-size-asian="13pt" style:font-style-asian="italic" style:font-weight-asian="normal" style:font-size-complex="13pt" style:font-style-complex="italic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fo:font-size="13pt" fo:font-style="italic" fo:font-weight="normal" officeooo:rsid="001b30c1" officeooo:paragraph-rsid="001b30c1" style:font-size-asian="13pt" style:font-style-asian="italic" style:font-weight-asian="normal" style:font-size-complex="13pt" style:font-style-complex="italic" style:font-weight-complex="normal"/>
    </style:style>
    <style:style style:name="P10" style:family="paragraph" style:parent-style-name="Standard">
      <style:text-properties fo:font-size="13pt" fo:font-style="italic" fo:font-weight="bold" officeooo:rsid="00194b9c" officeooo:paragraph-rsid="00194b9c" style:font-size-asian="13pt" style:font-style-asian="italic" style:font-weight-asian="bold" style:font-size-complex="13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3pt" fo:font-style="italic" fo:font-weight="bold" officeooo:rsid="001b30c1" officeooo:paragraph-rsid="001b30c1" style:font-size-asian="13pt" style:font-style-asian="italic" style:font-weight-asian="bold" style:font-size-complex="13pt" style:font-style-complex="italic" style:font-weight-complex="bold"/>
    </style:style>
    <style:style style:name="P12" style:family="paragraph" style:parent-style-name="Standard">
      <style:text-properties fo:font-size="13pt" fo:font-weight="bold" officeooo:rsid="00194b9c" officeooo:paragraph-rsid="00194b9c" style:font-size-asian="13pt" style:font-weight-asian="bold" style:font-size-complex="13pt" style:font-weight-complex="bold"/>
    </style:style>
    <style:style style:name="P13" style:family="paragraph" style:parent-style-name="Standard" style:list-style-name="L2">
      <style:text-properties fo:font-size="13pt" fo:font-weight="bold" officeooo:rsid="00194b9c" officeooo:paragraph-rsid="00194b9c" style:font-size-asian="13pt" style:font-weight-asian="bold" style:font-size-complex="13pt" style:font-weight-complex="bold"/>
    </style:style>
    <style:style style:name="P14" style:family="paragraph" style:parent-style-name="Standard" style:list-style-name="L2">
      <style:text-properties fo:font-size="13pt" fo:font-weight="bold" officeooo:paragraph-rsid="00194b9c" style:font-size-asian="13pt" style:font-weight-asian="bold" style:font-size-complex="13pt" style:font-weight-complex="bold"/>
    </style:style>
    <style:style style:name="P15" style:family="paragraph" style:parent-style-name="Standard" style:list-style-name="L1">
      <style:text-properties fo:font-size="13pt" fo:font-weight="bold" officeooo:rsid="00164d93" officeooo:paragraph-rsid="00164d93" style:font-size-asian="13pt" style:font-weight-asian="bold" style:font-size-complex="13pt" style:font-weight-complex="bold"/>
    </style:style>
    <style:style style:name="P16" style:family="paragraph" style:parent-style-name="Standard" style:list-style-name="L3">
      <style:text-properties fo:font-size="13pt" fo:font-weight="normal" officeooo:rsid="00194b9c" officeooo:paragraph-rsid="00194b9c" style:font-size-asian="13pt" style:font-weight-asian="normal" style:font-size-complex="13pt" style:font-weight-complex="normal"/>
    </style:style>
    <style:style style:name="P17" style:family="paragraph" style:parent-style-name="Standard" style:list-style-name="L2">
      <style:text-properties fo:font-size="13pt" fo:font-weight="normal" officeooo:rsid="00194b9c" officeooo:paragraph-rsid="00194b9c" style:font-size-asian="13pt" style:font-weight-asian="normal" style:font-size-complex="13pt" style:font-weight-complex="normal"/>
    </style:style>
    <style:style style:name="P18" style:family="paragraph" style:parent-style-name="Standard">
      <style:text-properties fo:font-size="13pt" officeooo:paragraph-rsid="00194b9c" style:font-size-asian="13pt" style:font-size-complex="13pt"/>
    </style:style>
    <style:style style:name="P19" style:family="paragraph" style:parent-style-name="Standard">
      <style:text-properties fo:font-size="13pt" officeooo:rsid="00164d93" officeooo:paragraph-rsid="00164d93" style:font-size-asian="13pt" style:font-size-complex="13pt"/>
    </style:style>
    <style:style style:name="P20" style:family="paragraph" style:parent-style-name="Standard" style:list-style-name="L1">
      <style:text-properties fo:font-size="13pt" officeooo:rsid="00164d93" officeooo:paragraph-rsid="00164d93" style:font-size-asian="13pt" style:font-size-complex="13pt"/>
    </style:style>
    <style:style style:name="P21" style:family="paragraph" style:parent-style-name="Standard" style:list-style-name="L2">
      <style:text-properties fo:font-size="13pt" officeooo:rsid="001929c4" officeooo:paragraph-rsid="001929c4" style:font-size-asian="13pt" style:font-size-complex="13pt"/>
    </style:style>
    <style:style style:name="P22" style:family="paragraph" style:parent-style-name="Standard" style:list-style-name="L2">
      <style:text-properties fo:font-size="13pt" officeooo:rsid="00194b9c" officeooo:paragraph-rsid="00194b9c" style:font-size-asian="13pt" style:font-size-complex="13pt"/>
    </style:style>
    <style:style style:name="P23" style:family="paragraph" style:parent-style-name="Table_20_Contents">
      <style:paragraph-properties fo:text-align="center" style:justify-single-word="false"/>
      <style:text-properties fo:font-size="13pt" officeooo:rsid="001929c4" officeooo:paragraph-rsid="001929c4" style:font-size-asian="13pt" style:font-size-complex="13pt"/>
    </style:style>
    <style:style style:name="P24" style:family="paragraph" style:parent-style-name="Table_20_Contents">
      <style:paragraph-properties fo:text-align="center" style:justify-single-word="false"/>
      <style:text-properties fo:font-size="13pt" officeooo:rsid="00182ea3" officeooo:paragraph-rsid="001929c4" style:font-size-asian="13pt" style:font-size-complex="13pt"/>
    </style:style>
    <style:style style:name="P25" style:family="paragraph" style:parent-style-name="Table_20_Contents">
      <style:paragraph-properties fo:text-align="center" style:justify-single-word="false"/>
      <style:text-properties fo:font-size="13pt" officeooo:rsid="00182ea3" officeooo:paragraph-rsid="00182ea3" style:font-size-asian="13pt" style:font-size-complex="13pt"/>
    </style:style>
    <style:style style:name="P26" style:family="paragraph" style:parent-style-name="Table_20_Contents">
      <style:paragraph-properties fo:text-align="center" style:justify-single-word="false"/>
      <style:text-properties fo:font-size="13pt" fo:font-weight="bold" officeooo:rsid="00182ea3" officeooo:paragraph-rsid="00182ea3" style:font-size-asian="13pt" style:font-weight-asian="bold" style:font-size-complex="13pt" style:font-weight-complex="bold"/>
    </style:style>
    <style:style style:name="P27" style:family="paragraph">
      <style:paragraph-properties fo:text-align="center" style:writing-mode="lr-tb"/>
      <style:text-properties fo:color="#ffffff" fo:font-size="15pt" fo:font-weight="bold" style:font-size-asian="15pt" style:font-weight-asian="bold" style:font-size-complex="15pt" style:font-weight-complex="bold"/>
    </style:style>
    <style:style style:name="P28" style:family="paragraph">
      <loext:graphic-properties draw:fill-color="#111111"/>
      <style:paragraph-properties fo:text-align="center" style:writing-mode="lr-tb"/>
      <style:text-properties fo:color="#ffffff" fo:font-size="15pt" fo:font-weight="bold" style:font-size-asian="15pt" style:font-weight-asian="bold" style:font-size-complex="15pt" style:font-weight-complex="bold"/>
    </style:style>
    <style:style style:name="P29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30" style:family="paragraph">
      <loext:graphic-properties draw:fill-color="#111111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929c4"/>
    </style:style>
    <style:style style:name="T3" style:family="text">
      <style:text-properties style:text-position="0% 100%"/>
    </style:style>
    <style:style style:name="T4" style:family="text">
      <style:text-properties officeooo:rsid="001929c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94b9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94b9c" style:font-style-asian="italic" style:font-style-complex="italic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color="#ffffff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111111" draw:textarea-horizontal-align="justify" draw:textarea-vertical-align="middle" draw:auto-grow-height="false" fo:min-height="1.139cm" fo:min-width="17.43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fill-color="#111111" draw:textarea-horizontal-align="justify" draw:textarea-vertical-align="middle" draw:auto-grow-height="false" fo:min-height="1.138cm" fo:min-width="17.43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Tanveer Khan</text:p>
      <text:p text:style-name="P19">9665900163,7769070353</text:p>
      <text:p text:style-name="P1"><text:a xlink:type="simple" xlink:href="mailto:tanveerkhan18@yahoo.com" text:style-name="Internet_20_link" text:visited-style-name="Visited_20_Internet_20_Link"><text:span text:style-name="T9">tanveerkhan18@yahoo.com</text:span></text:a></text:p>
      <text:p text:style-name="P1"/>
      <text:p text:style-name="P1"><draw:custom-shape text:anchor-type="paragraph" draw:z-index="0" draw:name="Shape1" draw:style-name="gr2" draw:text-style-name="P30" svg:width="17.437cm" svg:height="1.138cm" svg:x="-0.046cm" svg:y="0.208cm"><text:p text:style-name="P29"><text:span text:style-name="T10">CAREER OBJECTIVE</text:span>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list xml:id="list1904811302" text:style-name="L1">
        <text:list-item>
          <text:p text:style-name="P15">To gain employment <text:s/>with a company that offers me a consistently positive <text:s/>atmosphere to</text:p>
          <text:p text:style-name="P20"><text:span text:style-name="T5"><text:s/>learn <text:s/>new technologies where i can utilize my skills and gain further growth while enhancing the company’s productivity and reputation.</text:span></text:p>
        </text:list-item>
      </text:list>
      <text:p text:style-name="P1"/>
      <text:p text:style-name="P1"><draw:custom-shape text:anchor-type="paragraph" draw:z-index="1" draw:name="Shape1_0" draw:style-name="gr1" draw:text-style-name="P28" svg:width="17.439cm" svg:height="1.14cm" svg:x="0.037cm" svg:y="0.289cm"><text:p text:style-name="P27"><text:span text:style-name="T10">EDUCATION SUMMARY</text:span>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626926956544">
          <table:table-cell table:style-name="Table1.A1" office:value-type="string">
            <text:p text:style-name="P26">DEGREE</text:p>
          </table:table-cell>
          <table:table-cell table:style-name="Table1.A1" office:value-type="string">
            <text:p text:style-name="P26">SEMISTER</text:p>
          </table:table-cell>
          <table:table-cell table:style-name="Table1.C1" office:value-type="string">
            <text:p text:style-name="P26">UNIVERSITY/BOARD</text:p>
          </table:table-cell>
        </table:table-row>
        <table:table-row table:style-name="TableLine94626926956544">
          <table:table-cell table:style-name="Table1.A2" office:value-type="string">
            <text:p text:style-name="P25">BCA 3<text:span text:style-name="T1">rd</text:span> YEAR</text:p>
          </table:table-cell>
          <table:table-cell table:style-name="Table1.A2" office:value-type="string">
            <text:p text:style-name="P25">6<text:span text:style-name="T1">th</text:span> 2021 – 2022</text:p>
          </table:table-cell>
          <table:table-cell table:style-name="Table1.C2" office:value-type="string">
            <text:p text:style-name="P25">SGBAU Amravati / Appearing</text:p>
          </table:table-cell>
        </table:table-row>
        <table:table-row table:style-name="TableLine94626926956544">
          <table:table-cell table:style-name="Table1.A2" office:value-type="string">
            <text:p text:style-name="P25">BCA 3<text:span text:style-name="T1">rd</text:span> YEAR</text:p>
          </table:table-cell>
          <table:table-cell table:style-name="Table1.A2" office:value-type="string">
            <text:p text:style-name="P25">5<text:span text:style-name="T1">th</text:span> 2021 - 2022</text:p>
          </table:table-cell>
          <table:table-cell table:style-name="Table1.C2" office:value-type="string">
            <text:p text:style-name="P25">SGBAU Amravati / Waiting</text:p>
          </table:table-cell>
        </table:table-row>
        <table:table-row table:style-name="TableLine94626926956544">
          <table:table-cell table:style-name="Table1.A2" office:value-type="string">
            <text:p text:style-name="P25">BCA 2<text:span text:style-name="T1">nd</text:span> YEAR</text:p>
          </table:table-cell>
          <table:table-cell table:style-name="Table1.A2" office:value-type="string">
            <text:p text:style-name="P25">4<text:span text:style-name="T1">th</text:span> 2020 - 2021</text:p>
          </table:table-cell>
          <table:table-cell table:style-name="Table1.C2" office:value-type="string">
            <text:p text:style-name="P24">SGBAU Amravati </text:p>
          </table:table-cell>
        </table:table-row>
        <table:table-row table:style-name="TableLine94626926956544">
          <table:table-cell table:style-name="Table1.A2" office:value-type="string">
            <text:p text:style-name="P25">BCA 2<text:span text:style-name="T1">nd</text:span> YEAR</text:p>
          </table:table-cell>
          <table:table-cell table:style-name="Table1.A2" office:value-type="string">
            <text:p text:style-name="P25">3<text:span text:style-name="T1">rd</text:span> 2020 - 2021</text:p>
          </table:table-cell>
          <table:table-cell table:style-name="Table1.C2" office:value-type="string">
            <text:p text:style-name="P24">SGBAU Amravati </text:p>
          </table:table-cell>
        </table:table-row>
        <table:table-row table:style-name="TableLine94626926956544">
          <table:table-cell table:style-name="Table1.A2" office:value-type="string">
            <text:p text:style-name="P24">BCA <text:span text:style-name="T4">1</text:span><text:span text:style-name="T2">st</text:span> YEAR</text:p>
          </table:table-cell>
          <table:table-cell table:style-name="Table1.A2" office:value-type="string">
            <text:p text:style-name="P24"><text:span text:style-name="T4">2</text:span><text:span text:style-name="T2">nd</text:span> 20<text:span text:style-name="T4">19</text:span> - 202<text:span text:style-name="T4">0</text:span></text:p>
          </table:table-cell>
          <table:table-cell table:style-name="Table1.C2" office:value-type="string">
            <text:p text:style-name="P24">SGBAU Amravati </text:p>
          </table:table-cell>
        </table:table-row>
        <table:table-row table:style-name="TableLine94626926956544">
          <table:table-cell table:style-name="Table1.A2" office:value-type="string">
            <text:p text:style-name="P24">BCA <text:span text:style-name="T4">1</text:span><text:span text:style-name="T2">st</text:span> YEAR</text:p>
          </table:table-cell>
          <table:table-cell table:style-name="Table1.A2" office:value-type="string">
            <text:p text:style-name="P24"><text:span text:style-name="T4">1</text:span><text:span text:style-name="T2">st</text:span> 20<text:span text:style-name="T4">19</text:span> - 202<text:span text:style-name="T4">0</text:span></text:p>
          </table:table-cell>
          <table:table-cell table:style-name="Table1.C2" office:value-type="string">
            <text:p text:style-name="P24">SGBAU Amravati </text:p>
          </table:table-cell>
        </table:table-row>
        <table:table-row table:style-name="TableLine94626926956544">
          <table:table-cell table:style-name="Table1.A2" office:value-type="string">
            <text:p text:style-name="P23">Higher Secondary Cetificate</text:p>
          </table:table-cell>
          <table:table-cell table:style-name="Table1.A2" office:value-type="string">
            <text:p text:style-name="P23">2016</text:p>
          </table:table-cell>
          <table:table-cell table:style-name="Table1.C2" office:value-type="string">
            <text:p text:style-name="P23">Amravati Board</text:p>
          </table:table-cell>
        </table:table-row>
        <table:table-row table:style-name="TableLine94626926956544">
          <table:table-cell table:style-name="Table1.A2" office:value-type="string">
            <text:p text:style-name="P23">Secondary School Certificate</text:p>
          </table:table-cell>
          <table:table-cell table:style-name="Table1.A2" office:value-type="string">
            <text:p text:style-name="P23">2012</text:p>
          </table:table-cell>
          <table:table-cell table:style-name="Table1.C2" office:value-type="string">
            <text:p text:style-name="P23">Amravati Board</text:p>
          </table:table-cell>
        </table:table-row>
      </table:table>
      <text:p text:style-name="P1"/>
      <text:p text:style-name="P1"><draw:custom-shape text:anchor-type="paragraph" draw:z-index="2" draw:name="Shape1_1" draw:style-name="gr1" draw:text-style-name="P28" svg:width="17.439cm" svg:height="1.14cm" svg:x="0.037cm" svg:y="0.157cm"><text:p text:style-name="P27"><text:span text:style-name="T10">MINI PROJECTS</text:span>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9"/>
      <text:list xml:id="list1879338976" text:style-name="L2">
        <text:list-item>
          <text:p text:style-name="P21">Water Reminder app (Python<text:span text:style-name="T6">) , Pycharm IDE.</text:span></text:p>
          <text:p text:style-name="P21"/>
        </text:list-item>
        <text:list-item>
          <text:p text:style-name="P22">Calculator App(Python) , Pycharm IDE.</text:p>
          <text:p text:style-name="P3"/>
        </text:list-item>
      </text:list>
      <text:p text:style-name="P2"><draw:custom-shape text:anchor-type="paragraph" draw:z-index="3" draw:name="Shape1_2" draw:style-name="gr1" draw:text-style-name="P28" svg:width="17.439cm" svg:height="1.14cm" svg:x="0.037cm" svg:y="0.157cm"><text:p text:style-name="P27"><text:span text:style-name="T10">CERTIFICATIONS</text:span></text:p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list xml:id="list224456360517179" text:continue-numbering="true" text:style-name="L2">
        <text:list-item>
          <text:p text:style-name="P14"><text:span text:style-name="T6">COMPLETE MSCIT WINDOWS XP </text:span><text:span text:style-name="T8">/7 /10</text:span></text:p>
          <text:p text:style-name="P17"><text:span text:style-name="T7">institude of Amravati 2013 With 85.00%</text:span></text:p>
          <text:p text:style-name="P17"><text:span text:style-name="T7"/></text:p>
        </text:list-item>
        <text:list-item>
          <text:p text:style-name="P13"><text:span text:style-name="T7">COMPLETE C LANGUAGE</text:span></text:p>
          <text:p text:style-name="P17"><text:span text:style-name="T7">Institude of Nascom Amravati 2019 With 85.00%</text:span></text:p>
        </text:list-item>
      </text:list>
      <text:p text:style-name="P4"><text:span text:style-name="T7"/></text:p>
      <text:p text:style-name="P4"><text:span text:style-name="T7"/></text:p>
      <text:p text:style-name="P4"><draw:custom-shape text:anchor-type="paragraph" draw:z-index="4" draw:name="Shape1_3" draw:style-name="gr1" draw:text-style-name="P28" svg:width="17.439cm" svg:height="1.14cm" svg:x="0.037cm" svg:y="0.157cm"><text:p text:style-name="P27"><text:span text:style-name="T10">TECHNICAL SKILLS</text:span></text:p><draw:enhanced-geometry svg:viewBox="0 0 21600 21600" draw:type="rectangle" draw:enhanced-path="M 0 0 L 21600 0 21600 21600 0 21600 0 0 Z N"/></draw:custom-shape><text:span text:style-name="T7"/></text:p>
      <text:p text:style-name="P4"><text:soft-page-break/><text:span text:style-name="T7"/></text:p>
      <text:p text:style-name="P4"><text:span text:style-name="T7"/></text:p>
      <text:p text:style-name="P4"><text:span text:style-name="T7"/></text:p>
      <text:p text:style-name="P12"><text:span text:style-name="T7">TECHNOLOGIES:</text:span></text:p>
      <text:p text:style-name="P12"><text:span text:style-name="T7"/></text:p>
      <text:list xml:id="list1538421606" text:style-name="L3">
        <text:list-item>
          <text:p text:style-name="P16"><text:span text:style-name="T7">python , <text:s/>Java , C , Html , Css , Java Script , MySql/</text:span></text:p>
        </text:list-item>
      </text:list>
      <text:p text:style-name="P18"/>
      <text:p text:style-name="P10">WORKING TOOLS:</text:p>
      <text:p text:style-name="P10"/>
      <text:list xml:id="list1745496521" text:style-name="L4">
        <text:list-item>
          <text:p text:style-name="P9">Pycharm IDE , VS Code IDE , JDK Developement Environment.</text:p>
        </text:list-item>
      </text:list>
      <text:p text:style-name="P8"/>
      <text:p text:style-name="P11">BASIC KNOWLEDGE:</text:p>
      <text:p text:style-name="P11"/>
      <text:list xml:id="list1136057283" text:style-name="L5">
        <text:list-item>
          <text:p text:style-name="P7">Data Structure , RDBMS and Networking.</text:p>
        </text:list-item>
      </text:list>
      <text:p text:style-name="P5"/>
      <text:p text:style-name="P5"><draw:custom-shape text:anchor-type="paragraph" draw:z-index="5" draw:name="Shape1_4" draw:style-name="gr1" draw:text-style-name="P28" svg:width="17.439cm" svg:height="1.14cm" svg:x="0.037cm" svg:y="0.157cm"><text:p text:style-name="P27"><text:span text:style-name="T10">SOFT SKILLS</text:span></text:p><draw:enhanced-geometry svg:viewBox="0 0 21600 21600" draw:type="rectangle" draw:enhanced-path="M 0 0 L 21600 0 21600 21600 0 21600 0 0 Z N"/></draw:custom-shape></text:p>
      <text:p text:style-name="P5"/>
      <text:p text:style-name="P5"/>
      <text:p text:style-name="P5"/>
      <text:list xml:id="list224455436077540" text:continue-numbering="true" text:style-name="L5">
        <text:list-item>
          <text:p text:style-name="P7">Hardworking</text:p>
        </text:list-item>
      </text:list>
      <text:p text:style-name="P8"/>
      <text:list xml:id="list224456454177045" text:continue-numbering="true" text:style-name="L5">
        <text:list-item>
          <text:p text:style-name="P7">Communications</text:p>
          <text:p text:style-name="P7"/>
        </text:list-item>
        <text:list-item>
          <text:p text:style-name="P7">Team Worker</text:p>
          <text:p text:style-name="P7"/>
        </text:list-item>
        <text:list-item>
          <text:p text:style-name="P7">Confidence Person</text:p>
        </text:list-item>
      </text:list>
      <text:p text:style-name="P5"/>
      <text:p text:style-name="P5"><draw:custom-shape text:anchor-type="paragraph" draw:z-index="6" draw:name="Shape1_5" draw:style-name="gr1" draw:text-style-name="P28" svg:width="17.439cm" svg:height="1.14cm" svg:x="0.037cm" svg:y="0.157cm"><text:p text:style-name="P27"><text:span text:style-name="T10">PERSONAL PROFILE</text:span></text:p><draw:enhanced-geometry svg:viewBox="0 0 21600 21600" draw:type="rectangle" draw:enhanced-path="M 0 0 L 21600 0 21600 21600 0 21600 0 0 Z N"/></draw:custom-shape></text:p>
      <text:p text:style-name="P5"/>
      <text:p text:style-name="P5"/>
      <text:p text:style-name="P5"/>
      <text:list xml:id="list224455048515550" text:continue-numbering="true" text:style-name="L5">
        <text:list-item>
          <text:p text:style-name="P7"><text:span text:style-name="T5">Full Name</text:span><text:tab/><text:tab/>:<text:tab/>Tanveer Khan Amin Khan</text:p>
        </text:list-item>
        <text:list-item>
          <text:p text:style-name="P7"><text:span text:style-name="T5">Date of Birth</text:span><text:tab/><text:tab/>:<text:tab/>22 October 1996</text:p>
        </text:list-item>
        <text:list-item>
          <text:p text:style-name="P7"><text:span text:style-name="T5">Nationality</text:span><text:tab/><text:tab/>:<text:tab/>Indian</text:p>
        </text:list-item>
        <text:list-item>
          <text:p text:style-name="P7"><text:span text:style-name="T5">Language Known</text:span><text:tab/>:<text:tab/>English , Marathi , Hindi , Urdu</text:p>
        </text:list-item>
        <text:list-item>
          <text:p text:style-name="P7"><text:span text:style-name="T5">Maritial Status</text:span><text:tab/>:<text:tab/>Single</text:p>
          <text:p text:style-name="P6"/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3T21:42:53.553833863</meta:creation-date>
    <dc:date>2022-03-03T22:44:54.174110531</dc:date>
    <meta:editing-duration>PT2M38S</meta:editing-duration>
    <meta:editing-cycles>1</meta:editing-cycles>
    <meta:document-statistic meta:table-count="1" meta:image-count="0" meta:object-count="0" meta:page-count="2" meta:paragraph-count="59" meta:word-count="242" meta:character-count="1319" meta:non-whitespace-character-count="1143"/>
    <meta:generator>LibreOffice/6.4.7.2$Linux_X86_64 LibreOffice_project/40$Build-2</meta:generator>
  </office:meta>
</office:document-meta>
</file>